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itle">
      <style:text-properties style:font-name="Liberation Serif" fo:font-size="48pt" style:font-size-asian="48pt" style:font-size-complex="48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000000" loext:opacity="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color="#000000" loext:opacity="100%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style:text-outline="false" fo:font-size="28pt" style:text-underline-style="solid" style:text-underline-width="auto" style:text-underline-color="font-color" style:font-size-asian="28pt" style:font-size-complex="28pt"/>
    </style:style>
    <style:style style:name="T7" style:family="text">
      <style:text-properties style:text-outline="false" fo:font-size="28pt" style:text-underline-style="none" style:font-size-asian="28pt" style:font-size-complex="28pt"/>
    </style:style>
    <style:style style:name="gr1" style:family="graphic">
      <style:graphic-properties draw:stroke="none" svg:stroke-color="#000000" draw:fill="none" draw:fill-color="#ffffff" fo:min-height="2.59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text:anchor-type="paragraph" draw:z-index="0" draw:name="Text Frame 1" draw:style-name="gr1" draw:text-style-name="P3" svg:width="15.722cm" svg:height="2.599cm" svg:x="0.58cm" svg:y="15.76cm"><draw:text-box><text:p text:style-name="P2"><text:span text:style-name="T6">TEACHERS SIGNATURE</text:span><text:span text:style-name="T7"> <text:s/></text:span><text:span text:style-name="T6"><text:s text:c="18"/></text:span></text:p></draw:text-box></draw:frame><text:span text:style-name="T1">This is to certify that </text:span><text:span text:style-name="T5">Aditya Vishwakarma</text:span><text:span text:style-name="T1"> of class </text:span><text:span text:style-name="T3">XII-B1</text:span><text:span text:style-name="T1"> has successfully completed the project entitled </text:span><text:span text:style-name="T5">‘STRING MANIPULATION</text:span><text:span text:style-name="T4">’</text:span><text:span text:style-name="T1"> Under the guidance of </text:span><text:span text:style-name="T5">Mr. Abhisekh Sinha</text:span><text:span text:style-name="T1"> during the session </text:span><text:span text:style-name="T3">2023-2024</text:span><text:span text:style-name="T1"> as per the guidelines of </text:span><text:span text:style-name="T5">CENTRAL BOARD OF SECONDARY EDUCATION</text:span><text:span text:style-name="T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Contents_20_1" style:class="text">
      <style:paragraph-properties fo:margin-top="0cm" fo:margin-bottom="0.247cm" style:contextual-spacing="false" fo:line-height="115%" fo:text-align="center" style:justify-single-word="false"/>
      <style:text-properties style:font-name="Liberation Serif" fo:font-family="'Liberation Serif'" style:font-family-generic="roman" style:font-pitch="variable" fo:font-size="26pt" officeooo:rsid="00041e15" style:font-size-asian="26pt" style:font-size-complex="26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style:font-name="Liberation Serif" fo:font-size="48pt" style:font-size-asian="48pt" style:font-size-complex="48pt"/>
    </style:style>
    <style:page-layout style:name="Mpm1">
      <style:page-layout-properties fo:page-width="21.001cm" fo:page-height="27.199cm" style:num-format="1" style:print-orientation="portrait" fo:margin-top="2cm" fo:margin-bottom="2cm" fo:margin-left="2cm" fo:margin-right="2cm" fo:border="0.06pt double #000000" style:border-line-width="0.026cm 0.004cm 0.053cm" fo:padding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1:37:10.333543465</meta:creation-date>
    <dc:date>2023-11-16T12:09:53.240705822</dc:date>
    <meta:editing-duration>PT32M43S</meta:editing-duration>
    <meta:editing-cycles>1</meta:editing-cycles>
    <meta:document-statistic meta:table-count="0" meta:image-count="0" meta:object-count="0" meta:page-count="1" meta:paragraph-count="2" meta:word-count="40" meta:character-count="272" meta:non-whitespace-character-count="234"/>
    <meta:generator>LibreOffice/7.5.8.2$Linux_X86_64 LibreOffice_project/50$Build-2</meta:generator>
  </office:meta>
</office:document-meta>
</file>